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791in"/>
    </style:style>
    <style:style style:name="co2" style:family="table-column">
      <style:table-column-properties fo:break-before="auto" style:column-width="2.7437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0.161in"/>
    </style:style>
    <style:style style:name="co5" style:family="table-column">
      <style:table-column-properties fo:break-before="auto" style:column-width="0.118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0.0138in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color="#ff6309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9966cc" fo:border-left="none" fo:padding-bottom="0.0193in" fo:padding-left="0.0138in" fo:padding-right="0.0138in" fo:padding-top="0.0193in" fo:border-right="0.0138in solid #000000" fo:border-top="none"/>
      <style:text-properties fo:color="#ffff00"/>
    </style:style>
    <style:style style:name="ce4" style:family="table-cell" style:parent-style-name="Default">
      <style:table-cell-properties fo:border-bottom="none" fo:background-color="#993366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5" style:family="table-cell" style:parent-style-name="Default">
      <style:table-cell-properties fo:border-bottom="none" fo:background-color="#800000" fo:border-left="none" fo:padding-bottom="0.0193in" fo:padding-left="0.0138in" fo:padding-right="0.0138in" fo:padding-top="0.0193in" fo:border-right="0.0138in solid #000000" fo:border-top="none"/>
      <style:text-properties fo:color="#00ffff"/>
    </style:style>
    <style:style style:name="ce6" style:family="table-cell" style:parent-style-name="Default">
      <style:table-cell-properties fo:border-bottom="none" fo:background-color="#800000" fo:border-left="none" fo:padding-bottom="0.0193in" fo:padding-left="0.0138in" fo:padding-right="0.0138in" fo:padding-top="0.0193in" fo:border-right="0.0138in solid #000000" fo:border-top="none"/>
      <style:text-properties fo:color="#00ffff"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</style:style>
    <style:style style:name="ce8" style:family="table-cell" style:parent-style-name="Default">
      <style:table-cell-properties fo:border-bottom="none" fo:background-color="#aecf00" fo:border-left="none" fo:padding-bottom="0.0193in" fo:padding-left="0.0138in" fo:padding-right="0.0138in" fo:padding-top="0.0193in" fo:border-right="0.0138in solid #000000" fo:border-top="none"/>
    </style:style>
    <style:style style:name="ce9" style:family="table-cell" style:parent-style-name="Default">
      <style:table-cell-properties fo:border-bottom="none" fo:background-color="transparent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</style:style>
    <style:style style:name="ce11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ackground-color="#ff0000" fo:border-left="none" fo:padding-bottom="0.0193in" fo:padding-left="0.0138in" fo:padding-right="0.0138in" fo:padding-top="0.0193in" fo:border-right="0.0138in solid #000000" fo:border-top="none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0000ff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15" style:family="table-cell" style:parent-style-name="Default">
      <style:table-cell-properties fo:border-bottom="none" fo:background-color="#0000ff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16" style:family="table-cell" style:parent-style-name="Default">
      <style:table-cell-properties fo:border-bottom="none" fo:background-color="#00b8ff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17" style:family="table-cell" style:parent-style-name="Default">
      <style:table-cell-properties fo:border-bottom="none" fo:background-color="#ccccff" fo:border-left="none" fo:padding-bottom="0.0193in" fo:padding-left="0.0138in" fo:padding-right="0.0138in" fo:padding-top="0.0193in" fo:border-right="0.0138in solid #000000" fo:border-top="none"/>
    </style:style>
    <style:style style:name="ce18" style:family="table-cell" style:parent-style-name="Default">
      <style:table-cell-properties fo:border-bottom="none" fo:background-color="#ff8080" fo:border-left="none" fo:padding-bottom="0.0193in" fo:padding-left="0.0138in" fo:padding-right="0.0138in" fo:padding-top="0.0193in" fo:border-right="0.0138in solid #000000" fo:border-top="none"/>
    </style:style>
    <style:style style:name="ce19" style:family="table-cell" style:parent-style-name="Default">
      <style:table-cell-properties fo:border-bottom="none" fo:background-color="#314004" fo:border-left="none" fo:padding-bottom="0.0193in" fo:padding-left="0.0138in" fo:padding-right="0.0138in" fo:padding-top="0.0193in" fo:border-right="0.0138in solid #000000" fo:border-top="none"/>
      <style:text-properties fo:color="#ffff00"/>
    </style:style>
    <style:style style:name="ce20" style:family="table-cell" style:parent-style-name="Default">
      <style:table-cell-properties fo:border-bottom="none" fo:background-color="#ffd320" fo:border-left="none" fo:padding-bottom="0.0193in" fo:padding-left="0.0138in" fo:padding-right="0.0138in" fo:padding-top="0.0193in" fo:border-right="0.0138in solid #000000" fo:border-top="none"/>
    </style:style>
    <style:style style:name="ce21" style:family="table-cell" style:parent-style-name="Default">
      <style:table-cell-properties fo:border-bottom="none" fo:background-color="#0000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22" style:family="table-cell" style:parent-style-name="Default">
      <style:table-cell-properties fo:border-bottom="none" fo:background-color="#000000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23" style:family="table-cell" style:parent-style-name="Default">
      <style:table-cell-properties fo:border-bottom="none" fo:background-color="#333333" fo:border-left="none" fo:padding-bottom="0.0193in" fo:padding-left="0.0138in" fo:padding-right="0.0138in" fo:padding-top="0.0193in" fo:border-right="0.0138in solid #000000" fo:border-top="none"/>
      <style:text-properties fo:color="#ff6633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333333" fo:border-left="none" fo:padding-bottom="0.0193in" fo:padding-left="0.0138in" fo:padding-right="0.0138in" fo:padding-top="0.0193in" fo:border-right="0.0138in solid #000000" fo:border-top="none"/>
      <style:text-properties fo:color="#ff6309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style:use-window-font-color="true"/>
    </style:style>
    <style:style style:name="ce28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</style:style>
    <style:style style:name="ce29" style:family="table-cell" style:parent-style-name="Default">
      <style:table-cell-properties fo:border-bottom="none" fo:background-color="#4c19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30" style:family="table-cell" style:parent-style-name="Default">
      <style:table-cell-properties fo:border-bottom="none" fo:background-color="#4c1900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31" style:family="table-cell" style:parent-style-name="Default">
      <style:table-cell-properties fo:border-bottom="0.0138in solid #000000" fo:background-color="#4c19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32" style:family="table-cell" style:parent-style-name="Default">
      <style:table-cell-properties fo:border-bottom="0.0138in solid #000000" fo:border-left="0.0138in solid #000000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color="#ff6309"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/>
    </style:style>
    <style:style style:name="ce35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993366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38" style:family="table-cell" style:parent-style-name="Default">
      <style:table-cell-properties fo:border-bottom="none" fo:background-color="#800000" fo:border-left="0.0138in solid #000000" fo:padding-bottom="0.0193in" fo:padding-left="0.0138in" fo:padding-right="0.0138in" fo:padding-top="0.0193in" fo:border-right="none" fo:border-top="none"/>
      <style:text-properties fo:color="#00ffff" fo:font-weight="normal" style:font-weight-asian="normal" style:font-weight-complex="normal"/>
    </style:style>
    <style:style style:name="ce39" style:family="table-cell" style:parent-style-name="Default">
      <style:table-cell-properties fo:border-bottom="none" fo:background-color="#800000" fo:border-left="0.0138in solid #000000" fo:padding-bottom="0.0193in" fo:padding-left="0.0138in" fo:padding-right="0.0138in" fo:padding-top="0.0193in" fo:border-right="none" fo:border-top="none"/>
      <style:text-properties fo:color="#00ffff"/>
    </style:style>
    <style:style style:name="ce40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</style:style>
    <style:style style:name="ce41" style:family="table-cell" style:parent-style-name="Default">
      <style:table-cell-properties fo:border-bottom="none" fo:background-color="#aecf00" fo:border-left="0.0138in solid #000000" fo:padding-bottom="0.0193in" fo:padding-left="0.0138in" fo:padding-right="0.0138in" fo:padding-top="0.0193in" fo:border-right="none" fo:border-top="none"/>
    </style:style>
    <style:style style:name="ce42" style:family="table-cell" style:parent-style-name="Default">
      <style:table-cell-properties fo:border-bottom="none" fo:background-color="transparent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</style:style>
    <style:style style:name="ce44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fo:background-color="#ff0000" fo:border-left="0.0138in solid #000000" fo:padding-bottom="0.0193in" fo:padding-left="0.0138in" fo:padding-right="0.0138in" fo:padding-top="0.0193in" fo:border-right="none" fo:border-top="none"/>
      <style:text-properties fo:color="#ffffff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0000ff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48" style:family="table-cell" style:parent-style-name="Default">
      <style:table-cell-properties fo:border-bottom="none" fo:background-color="#0000ff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49" style:family="table-cell" style:parent-style-name="Default">
      <style:table-cell-properties fo:border-bottom="none" fo:background-color="#00b8ff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50" style:family="table-cell" style:parent-style-name="Default">
      <style:table-cell-properties fo:border-bottom="none" fo:background-color="#ccccff" fo:border-left="0.0138in solid #000000" fo:padding-bottom="0.0193in" fo:padding-left="0.0138in" fo:padding-right="0.0138in" fo:padding-top="0.0193in" fo:border-right="none" fo:border-top="none"/>
    </style:style>
    <style:style style:name="ce51" style:family="table-cell" style:parent-style-name="Default">
      <style:table-cell-properties fo:border-bottom="none" fo:background-color="#ff8080" fo:border-left="0.0138in solid #000000" fo:padding-bottom="0.0193in" fo:padding-left="0.0138in" fo:padding-right="0.0138in" fo:padding-top="0.0193in" fo:border-right="none" fo:border-top="none"/>
    </style:style>
    <style:style style:name="ce52" style:family="table-cell" style:parent-style-name="Default">
      <style:table-cell-properties fo:border-bottom="none" fo:background-color="#314004" fo:border-left="0.0138in solid #000000" fo:padding-bottom="0.0193in" fo:padding-left="0.0138in" fo:padding-right="0.0138in" fo:padding-top="0.0193in" fo:border-right="none" fo:border-top="none"/>
      <style:text-properties fo:color="#ffff00"/>
    </style:style>
    <style:style style:name="ce53" style:family="table-cell" style:parent-style-name="Default">
      <style:table-cell-properties fo:border-bottom="none" fo:background-color="#ffd320" fo:border-left="0.0138in solid #000000" fo:padding-bottom="0.0193in" fo:padding-left="0.0138in" fo:padding-right="0.0138in" fo:padding-top="0.0193in" fo:border-right="none" fo:border-top="none"/>
    </style:style>
    <style:style style:name="ce54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55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56" style:family="table-cell" style:parent-style-name="Default">
      <style:table-cell-properties fo:border-bottom="none" fo:background-color="#333333" fo:border-left="0.0138in solid #000000" fo:padding-bottom="0.0193in" fo:padding-left="0.0138in" fo:padding-right="0.0138in" fo:padding-top="0.0193in" fo:border-right="none" fo:border-top="none"/>
      <style:text-properties fo:color="#ff6633"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333333" fo:border-left="0.0138in solid #000000" fo:padding-bottom="0.0193in" fo:padding-left="0.0138in" fo:padding-right="0.0138in" fo:padding-top="0.0193in" fo:border-right="none" fo:border-top="none"/>
      <style:text-properties fo:color="#ff6309"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60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style:use-window-font-color="true"/>
    </style:style>
    <style:style style:name="ce61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</style:style>
    <style:style style:name="ce62" style:family="table-cell" style:parent-style-name="Default">
      <style:table-cell-properties fo:border-bottom="none" fo:background-color="#4c19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63" style:family="table-cell" style:parent-style-name="Default">
      <style:table-cell-properties fo:border-bottom="none" fo:background-color="#4c1900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64" style:family="table-cell" style:parent-style-name="Default">
      <style:table-cell-properties fo:border-bottom="0.0138in solid #000000" fo:background-color="#4c19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65" style:family="table-cell" style:parent-style-name="Default">
      <style:table-cell-properties fo:background-color="#00ff00"/>
    </style:style>
    <style:style style:name="ce66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fo:background-color="#ff00ff"/>
    </style:style>
    <style:style style:name="ce68" style:family="table-cell" style:parent-style-name="Default">
      <style:table-cell-properties fo:background-color="#ff00ff" style:text-align-source="fix" style:repeat-content="false"/>
      <style:paragraph-properties fo:text-align="center" fo:margin-left="0in"/>
    </style:style>
    <style:style style:name="ce69" style:family="table-cell" style:parent-style-name="Default">
      <style:table-cell-properties fo:background-color="#e6e6e6"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ffffff" fo:border-left="0.0138in solid #000000" fo:padding-bottom="0.0193in" fo:padding-left="0.0138in" fo:padding-right="0.0138in" fo:padding-top="0.0193in" fo:border-right="none" fo:border-top="none"/>
    </style:style>
    <style:style style:name="ce71" style:family="table-cell" style:parent-style-name="Default">
      <style:table-cell-properties fo:border-bottom="0.0138in solid #000000" fo:background-color="#ffffff" fo:border-left="0.0138in solid #000000" fo:padding-bottom="0.0193in" fo:padding-left="0.0138in" fo:padding-right="0.0138in" fo:padding-top="0.0193in" fo:border-right="none" fo:border-top="none"/>
    </style:style>
    <style:style style:name="ce72" style:family="table-cell" style:parent-style-name="Default">
      <style:table-cell-properties fo:background-color="#ffffff"/>
    </style:style>
    <style:style style:name="ce73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none" fo:border-top="0.0138in solid #000000"/>
    </style:style>
    <style:style style:name="ce74" style:family="table-cell" style:parent-style-name="Default">
      <style:table-cell-properties fo:background-color="#ffffff" fo:padding-bottom="0.0193in" fo:padding-left="0.0138in" fo:padding-right="0.0138in" fo:padding-top="0.0193in"/>
    </style:style>
    <style:style style:name="ce75" style:family="table-cell" style:parent-style-name="Default">
      <style:table-cell-properties fo:background-color="#ffffff" fo:border="none" fo:padding-bottom="0.0193in" fo:padding-left="0.0138in" fo:padding-right="0.0138in" fo:padding-top="0.0193in"/>
    </style:style>
    <style:style style:name="ce76" style:family="table-cell" style:parent-style-name="Default">
      <style:table-cell-properties fo:background-color="#333333" fo:padding-bottom="0.0193in" fo:padding-left="0.0138in" fo:padding-right="0.0138in" fo:padding-top="0.0193in"/>
      <style:text-properties fo:color="#ff6633" fo:font-weight="bold" style:font-weight-asian="bold" style:font-weight-complex="bold"/>
    </style:style>
    <style:style style:name="ce77" style:family="table-cell" style:parent-style-name="Default">
      <style:table-cell-properties fo:background-color="#00b8ff" fo:padding-bottom="0.0193in" fo:padding-left="0.0138in" fo:padding-right="0.0138in" fo:padding-top="0.0193in"/>
      <style:text-properties fo:color="#ffffff"/>
    </style:style>
    <style:style style:name="ce78" style:family="table-cell" style:parent-style-name="Default">
      <style:table-cell-properties fo:background-color="#9966cc" fo:padding-bottom="0.0193in" fo:padding-left="0.0138in" fo:padding-right="0.0138in" fo:padding-top="0.0193in"/>
      <style:text-properties fo:color="#ffff00"/>
    </style:style>
    <style:style style:name="ce79" style:family="table-cell" style:parent-style-name="Default">
      <style:table-cell-properties fo:background-color="#314004" fo:padding-bottom="0.0193in" fo:padding-left="0.0138in" fo:padding-right="0.0138in" fo:padding-top="0.0193in"/>
      <style:text-properties fo:color="#ffff00"/>
    </style:style>
    <style:style style:name="ce80" style:family="table-cell" style:parent-style-name="Default">
      <style:table-cell-properties fo:background-color="#4c1900" fo:padding-bottom="0.0193in" fo:padding-left="0.0138in" fo:padding-right="0.0138in" fo:padding-top="0.0193in"/>
      <style:text-properties fo:color="#ffffff"/>
    </style:style>
    <style:style style:name="ce81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ce82" style:family="table-cell" style:parent-style-name="Default">
      <style:table-cell-properties fo:background-color="#aecf00" fo:padding-bottom="0.0193in" fo:padding-left="0.0138in" fo:padding-right="0.0138in" fo:padding-top="0.0193in"/>
    </style:style>
    <style:style style:name="ce83" style:family="table-cell" style:parent-style-name="Default">
      <style:table-cell-properties fo:background-color="#ccccff" fo:padding-bottom="0.0193in" fo:padding-left="0.0138in" fo:padding-right="0.0138in" fo:padding-top="0.0193in"/>
    </style:style>
    <style:style style:name="ce84" style:family="table-cell" style:parent-style-name="Default">
      <style:table-cell-properties fo:background-color="#ff8080" fo:padding-bottom="0.0193in" fo:padding-left="0.0138in" fo:padding-right="0.0138in" fo:padding-top="0.0193in"/>
    </style:style>
    <style:style style:name="ce85" style:family="table-cell" style:parent-style-name="Default">
      <style:table-cell-properties fo:background-color="#ffd320" fo:padding-bottom="0.0193in" fo:padding-left="0.0138in" fo:padding-right="0.0138in" fo:padding-top="0.0193in"/>
    </style:style>
    <style:style style:name="ce86" style:family="table-cell" style:parent-style-name="Default">
      <style:table-cell-properties fo:background-color="#000000" fo:padding-bottom="0.0193in" fo:padding-left="0.0138in" fo:padding-right="0.0138in" fo:padding-top="0.0193in"/>
      <style:text-properties fo:color="#ffffff" fo:font-weight="normal" style:font-weight-asian="normal" style:font-weight-complex="normal"/>
    </style:style>
    <style:style style:name="ce87" style:family="table-cell" style:parent-style-name="Default">
      <style:table-cell-properties fo:background-color="#ffff66" fo:padding-bottom="0.0193in" fo:padding-left="0.0138in" fo:padding-right="0.0138in" fo:padding-top="0.0193in"/>
    </style:style>
    <style:style style:name="ce88" style:family="table-cell" style:parent-style-name="Default">
      <style:table-cell-properties fo:background-color="#993366" fo:padding-bottom="0.0193in" fo:padding-left="0.0138in" fo:padding-right="0.0138in" fo:padding-top="0.0193in"/>
      <style:text-properties fo:color="#ffffff"/>
    </style:style>
    <style:style style:name="ce89" style:family="table-cell" style:parent-style-name="Default">
      <style:table-cell-properties fo:background-color="#0000ff" fo:padding-bottom="0.0193in" fo:padding-left="0.0138in" fo:padding-right="0.0138in" fo:padding-top="0.0193in"/>
      <style:text-properties fo:color="#ffffff"/>
    </style:style>
    <style:style style:name="ce90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none" fo:border-top="none"/>
    </style:style>
    <style:style style:name="ce91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none" fo:border-top="0.0138in solid #000000"/>
    </style:style>
    <style:style style:name="ce92" style:family="table-cell" style:parent-style-name="Default">
      <style:table-cell-properties fo:background-color="#ff0000" fo:padding-bottom="0.0193in" fo:padding-left="0.0138in" fo:padding-right="0.0138in" fo:padding-top="0.0193in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0.0138in solid #000000" fo:border-top="0.0138in solid #000000"/>
    </style:style>
    <style:style style:name="ce94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0.0138in solid #000000" fo:border-top="none"/>
    </style:style>
    <style:style style:name="ce95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0.0138in solid #000000" fo:border-top="none"/>
    </style:style>
    <style:style style:name="ce96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0.0138in solid #000000" fo:border-top="0.0138in solid #000000"/>
    </style:style>
    <style:style style:name="ce97" style:family="table-cell" style:parent-style-name="Default">
      <style:text-properties fo:color="#ff420e" fo:font-weight="bold" style:font-weight-asian="bold" style:font-weight-complex="bold"/>
    </style:style>
    <style:style style:name="gr1" style:family="graphic">
      <style:graphic-properties svg:stroke-width="0.0201in" draw:fill="none" draw:textarea-vertical-align="middle" draw:auto-grow-height="false" fo:min-height="0.2949in" fo:min-width="0.1965in" fo:padding-top="0.0098in" fo:padding-bottom="0.0098in" fo:padding-left="0.0098in" fo:padding-right="0.0098in"/>
    </style:style>
    <style:style style:name="gr2" style:family="graphic">
      <style:graphic-properties draw:stroke="none" svg:stroke-color="#000000" draw:fill="none" draw:fill-color="#ffffff" fo:min-height="0.2413in"/>
    </style:style>
    <style:style style:name="gr3" style:family="graphic">
      <style:graphic-properties draw:fill="solid" draw:fill-color="#000000" draw:textarea-vertical-align="middle" draw:auto-grow-height="false" fo:min-height="0.2949in" fo:min-width="0.1965in"/>
    </style:style>
    <style:style style:name="gr4" style:family="graphic">
      <style:graphic-properties draw:stroke="none" svg:stroke-color="#000000" draw:fill="none" draw:fill-color="#ffffff" fo:min-height="0.2098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Plastimatch 2.0 Organization Draft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4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table:style-name="ce1" office:value-type="string">
            <text:p>MODULE</text:p>
          </table:table-cell>
          <table:table-cell table:style-name="ce32" office:value-type="string">
            <text:p>FILENAM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HANGELOG.TXT</text:p>
          </table:table-cell>
          <table:table-cell table:number-columns-repeated="3"/>
          <table:table-cell table:style-name="ce69" office:value-type="string" table:number-columns-spanned="4" table:number-rows-spanned="1">
            <text:p>ORGANIZATION OUTLINE</text:p>
          </table:table-cell>
          <table:covered-table-cell table:style-name="ce73"/>
          <table:covered-table-cell table:style-name="ce73"/>
          <table:covered-table-cell table:style-name="ce93"/>
          <table:table-cell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MakeLists.txt</text:p>
          </table:table-cell>
          <table:table-cell table:number-columns-repeated="3"/>
          <table:table-cell table:style-name="ce70"/>
          <table:table-cell table:style-name="ce74" table:number-columns-repeated="2"/>
          <table:table-cell table:style-name="ce94"/>
          <table:table-cell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OPYRIGHT.TXT</text:p>
          </table:table-cell>
          <table:table-cell table:number-columns-repeated="3"/>
          <table:table-cell table:style-name="ce70"/>
          <table:table-cell table:style-name="ce75"/>
          <table:table-cell table:style-name="ce75">
            <draw:custom-shape table:end-cell-address="'Plastimatch 2.0 Organization Draft'.H8" table:end-x="0.1878in" table:end-y="0.0571in" draw:z-index="6" draw:style-name="gr1" draw:text-style-name="P1" svg:width="0.1299in" svg:height="0.6335in" svg:x="0.0579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4"/>
          <table:table-cell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LICENSE.TXT</text:p>
          </table:table-cell>
          <table:table-cell table:number-columns-repeated="3"/>
          <table:table-cell table:style-name="ce70"/>
          <table:table-cell table:style-name="ce76" office:value-type="string">
            <text:p>test</text:p>
          </table:table-cell>
          <table:table-cell table:style-name="ce74">
            <draw:frame table:end-cell-address="'Plastimatch 2.0 Organization Draft'.I7" table:end-x="0.5984in" table:end-y="0.0504in" draw:z-index="7" draw:style-name="gr2" draw:text-style-name="P3" svg:width="1.2551in" svg:height="0.2413in" svg:x="0.2323in" svg:y="0.1661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compute_mean_image_main.cxx</text:p>
          </table:table-cell>
          <table:table-cell table:number-columns-repeated="3"/>
          <table:table-cell table:style-name="ce70"/>
          <table:table-cell table:style-name="ce77" office:value-type="string">
            <text:p>qt</text:p>
          </table:table-cell>
          <table:table-cell table:style-name="ce74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dicom_uid_main.cxx</text:p>
          </table:table-cell>
          <table:table-cell table:number-columns-repeated="3"/>
          <table:table-cell table:style-name="ce70"/>
          <table:table-cell table:style-name="ce78" office:value-type="string">
            <text:p>cli</text:p>
          </table:table-cell>
          <table:table-cell table:style-name="ce74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_main.cxx</text:p>
          </table:table-cell>
          <table:table-cell table:number-columns-repeated="3"/>
          <table:table-cell table:style-name="ce70"/>
          <table:table-cell table:style-name="ce74" table:number-columns-repeated="2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.cxx</text:p>
          </table:table-cell>
          <table:table-cell table:number-columns-repeated="3"/>
          <table:table-cell table:style-name="ce70"/>
          <table:table-cell table:style-name="ce74"/>
          <table:table-cell table:style-name="ce74">
            <draw:custom-shape table:end-cell-address="'Plastimatch 2.0 Organization Draft'.H12" table:end-x="0.1988in" table:end-y="0.0736in" draw:z-index="0" draw:style-name="gr1" draw:text-style-name="P1" svg:width="0.1299in" svg:height="0.4945in" svg:x="0.0689in" svg:y="0.114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.h</text:p>
          </table:table-cell>
          <table:table-cell table:number-columns-repeated="3"/>
          <table:table-cell table:style-name="ce70"/>
          <table:table-cell table:style-name="ce79" office:value-type="string">
            <text:p>script</text:p>
          </table:table-cell>
          <table:table-cell table:style-name="ce74">
            <draw:frame table:end-cell-address="'Plastimatch 2.0 Organization Draft'.I11" table:end-x="0.4362in" table:end-y="0.1256in" draw:z-index="2" draw:style-name="gr2" draw:text-style-name="P3" svg:width="1.072in" svg:height="0.2413in" svg:x="0.2531in" svg:y="0.0626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d.cxx</text:p>
          </table:table-cell>
          <table:table-cell table:number-columns-repeated="3"/>
          <table:table-cell table:style-name="ce70">
            <draw:custom-shape table:end-cell-address="'Plastimatch 2.0 Organization Draft'.F12" table:end-x="0.8098in" table:end-y="0.0039in" draw:z-index="9" draw:style-name="gr3" draw:text-style-name="P1" svg:width="0.1752in" svg:height="0.1717in" svg:x="0.6346in" svg:y="0.011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80" office:value-type="string">
            <text:p>wildwest</text:p>
          </table:table-cell>
          <table:table-cell table:style-name="ce74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d.h</text:p>
          </table:table-cell>
          <table:table-cell table:number-columns-repeated="3"/>
          <table:table-cell table:style-name="ce70">
            <draw:frame table:end-cell-address="'Plastimatch 2.0 Organization Draft'.F13" table:end-x="0.8299in" table:end-y="0.102in" draw:z-index="8" draw:style-name="gr4" draw:text-style-name="P5" svg:width="0.7685in" svg:height="0.2776in" svg:x="0.0614in" svg:y="0.0028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74" table:number-columns-repeated="2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just.cxx</text:p>
          </table:table-cell>
          <table:table-cell table:number-columns-repeated="3"/>
          <table:table-cell table:style-name="ce70"/>
          <table:table-cell table:style-name="ce74"/>
          <table:table-cell table:style-name="ce74">
            <draw:custom-shape table:end-cell-address="'Plastimatch 2.0 Organization Draft'.H19" table:end-x="0.1949in" table:end-y="0.1059in" draw:z-index="1" draw:style-name="gr1" draw:text-style-name="P1" svg:width="0.1299in" svg:height="1.0587in" svg:x="0.065in" svg:y="0.1181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just.h</text:p>
          </table:table-cell>
          <table:table-cell table:number-columns-repeated="3"/>
          <table:table-cell table:style-name="ce70"/>
          <table:table-cell table:style-name="ce81" office:value-type="string">
            <text:p>util</text:p>
          </table:table-cell>
          <table:table-cell table:style-name="ce74"/>
          <table:table-cell table:style-name="ce7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_train.cxx</text:p>
          </table:table-cell>
          <table:table-cell table:number-columns-repeated="3"/>
          <table:table-cell table:style-name="ce70"/>
          <table:table-cell table:style-name="ce82" office:value-type="string">
            <text:p>dose</text:p>
          </table:table-cell>
          <table:table-cell table:style-name="ce74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_train.h</text:p>
          </table:table-cell>
          <table:table-cell table:number-columns-repeated="3"/>
          <table:table-cell table:style-name="ce70"/>
          <table:table-cell table:style-name="ce83" office:value-type="string">
            <text:p>reconstruct</text:p>
          </table:table-cell>
          <table:table-cell table:style-name="ce74">
            <draw:frame table:end-cell-address="'Plastimatch 2.0 Organization Draft'.I17" table:end-x="0.4382in" table:end-y="0.0862in" draw:z-index="3" draw:style-name="gr2" draw:text-style-name="P3" svg:width="1.072in" svg:height="0.2413in" svg:x="0.2551in" svg:y="0.0236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.cxx</text:p>
          </table:table-cell>
          <table:table-cell table:number-columns-repeated="3"/>
          <table:table-cell table:style-name="ce70"/>
          <table:table-cell table:style-name="ce84" office:value-type="string">
            <text:p>register</text:p>
          </table:table-cell>
          <table:table-cell table:style-name="ce74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.h</text:p>
          </table:table-cell>
          <table:table-cell table:number-columns-repeated="3"/>
          <table:table-cell table:style-name="ce70"/>
          <table:table-cell table:style-name="ce85" office:value-type="string">
            <text:p>segment</text:p>
          </table:table-cell>
          <table:table-cell table:style-name="ce74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are.cxx</text:p>
          </table:table-cell>
          <table:table-cell table:number-columns-repeated="3"/>
          <table:table-cell table:style-name="ce70"/>
          <table:table-cell table:style-name="ce74" table:number-columns-repeated="2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are.h</text:p>
          </table:table-cell>
          <table:table-cell table:number-columns-repeated="3"/>
          <table:table-cell table:style-name="ce70"/>
          <table:table-cell table:style-name="ce74"/>
          <table:table-cell table:style-name="ce74">
            <draw:custom-shape table:end-cell-address="'Plastimatch 2.0 Organization Draft'.H25" table:end-x="0.2094in" table:end-y="0.0252in" draw:z-index="4" draw:style-name="gr1" draw:text-style-name="P1" svg:width="0.1299in" svg:height="0.7807in" svg:x="0.0795in" svg:y="0.13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ose.cxx</text:p>
          </table:table-cell>
          <table:table-cell table:number-columns-repeated="3"/>
          <table:table-cell table:style-name="ce70"/>
          <table:table-cell table:style-name="ce86" office:value-type="string">
            <text:p>sys</text:p>
          </table:table-cell>
          <table:table-cell table:style-name="ce74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ose.h</text:p>
          </table:table-cell>
          <table:table-cell table:number-columns-repeated="3"/>
          <table:table-cell table:style-name="ce70"/>
          <table:table-cell table:style-name="ce87" office:value-type="string">
            <text:p>image</text:p>
          </table:table-cell>
          <table:table-cell table:style-name="ce74">
            <draw:frame table:end-cell-address="'Plastimatch 2.0 Organization Draft'.I23" table:end-x="0.4689in" table:end-y="0.1327in" draw:z-index="5" draw:style-name="gr2" draw:text-style-name="P3" svg:width="1.072in" svg:height="0.2413in" svg:x="0.2858in" svg:y="0.0697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rop.cxx</text:p>
          </table:table-cell>
          <table:table-cell table:number-columns-repeated="3"/>
          <table:table-cell table:style-name="ce70"/>
          <table:table-cell table:style-name="ce88" office:value-type="string">
            <text:p>cuda</text:p>
          </table:table-cell>
          <table:table-cell table:style-name="ce74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rop.h</text:p>
          </table:table-cell>
          <table:table-cell table:number-columns-repeated="3"/>
          <table:table-cell table:style-name="ce70"/>
          <table:table-cell table:style-name="ce89" office:value-type="string">
            <text:p>opencl</text:p>
          </table:table-cell>
          <table:table-cell table:style-name="ce74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iff.cxx</text:p>
          </table:table-cell>
          <table:table-cell table:number-columns-repeated="3"/>
          <table:table-cell table:style-name="ce70"/>
          <table:table-cell table:style-name="ce74" table:number-columns-repeated="2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iff.h</text:p>
          </table:table-cell>
          <table:table-cell table:number-columns-repeated="3"/>
          <table:table-cell table:style-name="ce71"/>
          <table:table-cell table:style-name="ce90" table:number-columns-repeated="2"/>
          <table:table-cell table:style-name="ce95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rr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rr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vh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vh.h</text:p>
          </table:table-cell>
          <table:table-cell table:number-columns-repeated="3"/>
          <table:table-cell table:style-name="ce69" office:value-type="string" table:number-columns-spanned="4" table:number-rows-spanned="1">
            <text:p>Move to top level (parallel to plastimatch, ise, etc)</text:p>
          </table:table-cell>
          <table:covered-table-cell table:style-name="ce91"/>
          <table:covered-table-cell table:style-name="ce91"/>
          <table:covered-table-cell table:style-name="ce96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header.cxx</text:p>
          </table:table-cell>
          <table:table-cell table:number-columns-repeated="3"/>
          <table:table-cell table:style-name="ce70"/>
          <table:table-cell table:style-name="ce74" table:number-columns-repeated="2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header.h</text:p>
          </table:table-cell>
          <table:table-cell table:number-columns-repeated="3"/>
          <table:table-cell table:style-name="ce70"/>
          <table:table-cell table:style-name="ce92" office:value-type="string">
            <text:p>mondoshot</text:p>
          </table:table-cell>
          <table:table-cell table:style-name="ce74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mask.cxx</text:p>
          </table:table-cell>
          <table:table-cell table:number-columns-repeated="3"/>
          <table:table-cell table:style-name="ce71"/>
          <table:table-cell table:style-name="ce90" table:number-columns-repeated="2"/>
          <table:table-cell table:style-name="ce95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mask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probe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probe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resample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resample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cript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cript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egment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egment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tats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tats.h</text:p>
          </table:table-cell>
          <table:table-cell table:number-columns-repeated="7"/>
          <table:table-cell table:style-name="ce97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ynth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ynth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thumbnail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thumbnail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_dij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_pointset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f_convert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f_convert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io_dvh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io_dvh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astimatch_main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m_clp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m_clp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6" office:value-type="string">
            <text:p>shuffle_mha_main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6" office:value-type="string">
            <text:p>siftnD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synthetic_vf_main.cxx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kernel_util.cu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kernel_util.h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kernel_util.inc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mem.cu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mem.h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probe_main.c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probe_wrap.cpp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probe.cu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probe.h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util.cu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util.h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plm_cuda_math.h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api_config.h.in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er_loadable.cxx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er_loadable.h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ration_api_a.cxx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ration_api.cxx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ration_api.h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g_main.cxx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g_opts.cxx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g_opts.h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g_testbench.c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nder_polyline_itk.cxx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nder_structure.h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test2.cxx</text:p>
          </table:table-cell>
          <table:table-cell table:number-columns-repeated="8"/>
        </table:table-row>
        <table:table-row table:style-name="ro1">
          <table:table-cell table:style-name="ce6" office:value-type="string">
            <text:p>DEPRECATED</text:p>
          </table:table-cell>
          <table:table-cell table:style-name="ce38" office:value-type="string">
            <text:p>testme.cxx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threading.cxx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threading.h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Vmatrix.c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xyzInt.c</text:p>
          </table:table-cell>
          <table:table-cell table:number-columns-repeated="8"/>
        </table:table-row>
        <table:table-row table:style-name="ro1">
          <table:table-cell table:style-name="ce7" office:value-type="string">
            <text:p>doc</text:p>
          </table:table-cell>
          <table:table-cell table:style-name="ce40" office:value-type="string">
            <text:p>ROADMAP.TXT</text:p>
          </table:table-cell>
          <table:table-cell table:number-columns-repeated="8"/>
        </table:table-row>
        <table:table-row table:style-name="ro1">
          <table:table-cell table:style-name="ce7" office:value-type="string">
            <text:p>doc</text:p>
          </table:table-cell>
          <table:table-cell table:style-name="ce40" office:value-type="string">
            <text:p>STYLE_GUIDE_1.TXT</text:p>
          </table:table-cell>
          <table:table-cell table:number-columns-repeated="8"/>
        </table:table-row>
        <table:table-row table:style-name="ro1">
          <table:table-cell table:style-name="ce7" office:value-type="string">
            <text:p>doc</text:p>
          </table:table-cell>
          <table:table-cell table:style-name="ce40" office:value-type="string">
            <text:p>STYLE_GUIDE_2.TXT</text:p>
          </table:table-cell>
          <table:table-cell table:number-columns-repeated="8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bragg_curve_main.c</text:p>
          </table:table-cell>
          <table:table-cell table:number-columns-repeated="8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bragg_curve_opts.c</text:p>
          </table:table-cell>
          <table:table-cell table:number-columns-repeated="8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bragg_curve_opts.h</text:p>
          </table:table-cell>
          <table:table-cell table:number-columns-repeated="8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_main.cxx</text:p>
          </table:table-cell>
          <table:table-cell table:number-columns-repeated="8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_opts.cxx</text:p>
          </table:table-cell>
          <table:table-cell table:number-columns-repeated="8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_opts.h</text:p>
          </table:table-cell>
          <table:table-cell table:number-columns-repeated="8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.cxx</text:p>
          </table:table-cell>
          <table:table-cell table:number-columns-repeated="8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.h</text:p>
          </table:table-cell>
          <table:table-cell table:number-columns-repeated="8"/>
        </table:table-row>
        <table:table-row table:style-name="ro1">
          <table:table-cell table:style-name="ce9" office:value-type="string">
            <text:p>extra</text:p>
          </table:table-cell>
          <table:table-cell table:style-name="ce42" office:value-type="string">
            <text:p>cppcheck.sh</text:p>
          </table:table-cell>
          <table:table-cell table:number-columns-repeated="8"/>
        </table:table-row>
        <table:table-row table:style-name="ro1">
          <table:table-cell table:style-name="ce7" office:value-type="string">
            <text:p>extra</text:p>
          </table:table-cell>
          <table:table-cell table:style-name="ce42" office:value-type="string">
            <text:p>plastimatch-uncrustify.cfg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astroid_dose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astroid_dose.h</text:p>
          </table:table-cell>
          <table:table-cell table:number-columns-repeated="8"/>
        </table:table-row>
        <table:table-row table:style-name="ro1">
          <table:table-cell table:style-name="ce11" office:value-type="string">
            <text:p>image</text:p>
          </table:table-cell>
          <table:table-cell table:style-name="ce44" office:value-type="string">
            <text:p>bspline_xform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11" office:value-type="string">
            <text:p>image</text:p>
          </table:table-cell>
          <table:table-cell table:style-name="ce44" office:value-type="string">
            <text:p>bspline_xform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extract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extract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io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io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_util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_util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config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file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file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image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image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load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load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metadata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metadata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dose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ss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ss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ave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ave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_set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_set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id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id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til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til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icom_info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icom.dic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irection_cosines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exchkeys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exchkeys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dos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dos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fil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fil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dd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dd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tss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tss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_helper_2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_helper_2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util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util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2_util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2_util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io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io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to_pfm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load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load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sav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sav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rections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rections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cast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cast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char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doubl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float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int32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short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char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int32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short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vec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.t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sav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sav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type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metadata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metadata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set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set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resampl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resampl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volume_header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volume_header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AndConstantToImageFilter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ClampCastImageFilter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ClampCastImageFilter.t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make_string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mc_dose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mc_dose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merge_vector_fields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metadata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metadata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io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io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to_raw.c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to_rtog_dose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convert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convert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header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header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typ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typ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table:style-name="ce45" office:value-type="string">
            <text:p>plm_uid_prefix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pointset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pointset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12" office:value-type="string">
            <text:p>image</text:p>
          </table:table-cell>
          <table:table-cell table:style-name="ce45" office:value-type="string">
            <text:p>raw_pointset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12" office:value-type="string">
            <text:p>image</text:p>
          </table:table-cell>
          <table:table-cell table:style-name="ce45" office:value-type="string">
            <text:p>raw_pointset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raw_to_mha.c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rpl_volum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rpl_volum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11" office:value-type="string">
            <text:p>image</text:p>
          </table:table-cell>
          <table:table-cell table:style-name="ce44" office:value-type="string">
            <text:p>rtog_to_mha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slice_index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slice_index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thumbnail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thumbnail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convolv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convolv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invert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invert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stats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stats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to_vvf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vf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f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header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header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limit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limit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macros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resampl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resampl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convert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convert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legacy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legacy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point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point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ct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ct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emographic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emographic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ir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ir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ose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ose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atient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atient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lan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lan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ructures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ructures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udyset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udyset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pm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pm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13" office:value-type="string">
            <text:p>mondoshot</text:p>
          </table:table-cell>
          <table:table-cell table:style-name="ce46" office:value-type="string">
            <text:p>mondoshot_dicom.cpp</text:p>
          </table:table-cell>
          <table:table-cell table:number-columns-repeated="8"/>
        </table:table-row>
        <table:table-row table:style-name="ro1">
          <table:table-cell table:style-name="ce13" office:value-type="string">
            <text:p>mondoshot</text:p>
          </table:table-cell>
          <table:table-cell table:style-name="ce46" office:value-type="string">
            <text:p>mondoshot_dicom.h</text:p>
          </table:table-cell>
          <table:table-cell table:number-columns-repeated="8"/>
        </table:table-row>
        <table:table-row table:style-name="ro1">
          <table:table-cell table:style-name="ce13" office:value-type="string">
            <text:p>mondoshot</text:p>
          </table:table-cell>
          <table:table-cell table:style-name="ce46" office:value-type="string">
            <text:p>mondoshot_main.cpp</text:p>
          </table:table-cell>
          <table:table-cell table:number-columns-repeated="8"/>
        </table:table-row>
        <table:table-row table:style-name="ro1">
          <table:table-cell table:style-name="ce13" office:value-type="string">
            <text:p>mondoshot</text:p>
          </table:table-cell>
          <table:table-cell table:style-name="ce46" office:value-type="string">
            <text:p>mondoshot_main.h</text:p>
          </table:table-cell>
          <table:table-cell table:number-columns-repeated="8"/>
        </table:table-row>
        <table:table-row table:style-name="ro1">
          <table:table-cell table:style-name="ce14" office:value-type="string">
            <text:p>opencl</text:p>
          </table:table-cell>
          <table:table-cell table:style-name="ce47" office:value-type="string">
            <text:p>autotune_opencl.cxx</text:p>
          </table:table-cell>
          <table:table-cell table:number-columns-repeated="8"/>
        </table:table-row>
        <table:table-row table:style-name="ro1">
          <table:table-cell table:style-name="ce14" office:value-type="string">
            <text:p>opencl</text:p>
          </table:table-cell>
          <table:table-cell table:style-name="ce47" office:value-type="string">
            <text:p>autotune_opencl.h</text:p>
          </table:table-cell>
          <table:table-cell table:number-columns-repeated="8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probe_main.c</text:p>
          </table:table-cell>
          <table:table-cell table:number-columns-repeated="8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probe.cl</text:p>
          </table:table-cell>
          <table:table-cell table:number-columns-repeated="8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probe.cxx</text:p>
          </table:table-cell>
          <table:table-cell table:number-columns-repeated="8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probe.h</text:p>
          </table:table-cell>
          <table:table-cell table:number-columns-repeated="8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util.cxx</text:p>
          </table:table-cell>
          <table:table-cell table:number-columns-repeated="8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util.h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cview_main.cxx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cview_main.h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cview_portal.cxx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cview_portal.h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_source_dialog.cxx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_source_dialog.h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_source_dialog.ui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_source_list_model.cxx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_source_list_model.h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base.cxx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base.h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findscu.cxx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findscu.h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main_window.cxx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main_window.h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main_window.ui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main.cxx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patient_list_model.cxx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patient_list_model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bowtie_correction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bowtie_correction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cuda_old.cu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cuda_p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cuda.cpp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cuda.cu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cuda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main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encl_old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encl_p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encl.cl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encl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encl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ts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ts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trilin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trilin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cuda_p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cuda_wrap.cpp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cuda.cpp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cuda.cu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cuda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main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encl_old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encl_p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encl.cl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encl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encl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ts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ts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util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util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lm_drr_api_a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lm_drr_api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lm_drr_api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image_dir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image_dir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image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image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matrix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matrix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mp_filter.c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mp_filter.h</text:p>
          </table:table-cell>
          <table:table-cell table:number-columns-repeated="2"/>
          <table:table-cell>
            <draw:custom-shape table:end-cell-address="'Plastimatch 2.0 Organization Draft'.E355" table:end-x="0.111in" table:end-y="0.0421in" draw:z-index="10" draw:style-name="gr1" draw:text-style-name="P1" svg:width="0.0898in" svg:height="0.7941in" svg:x="0.0213in" svg:y="0.1406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y_trace_exact.cxx</text:p>
          </table:table-cell>
          <table:table-cell/>
          <table:table-cell table:style-name="ce66" office:value-type="string">
            <text:p>!!</text:p>
          </table:table-cell>
          <table:table-cell/>
          <table:table-cell table:style-name="ce72" table:number-columns-repeated="3"/>
          <table:table-cell table:number-columns-repeated="2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y_trace_exact.h</text:p>
          </table:table-cell>
          <table:table-cell/>
          <table:table-cell table:style-name="ce66" office:value-type="string">
            <text:p>!!</text:p>
          </table:table-cell>
          <table:table-cell/>
          <table:table-cell table:style-name="ce72" office:value-type="string">
            <text:p>Temporarly part of image</text:p>
          </table:table-cell>
          <table:table-cell table:style-name="ce72" table:number-columns-repeated="2"/>
          <table:table-cell table:number-columns-repeated="2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y_trace_uniform.cxx</text:p>
          </table:table-cell>
          <table:table-cell/>
          <table:table-cell table:style-name="ce66" office:value-type="string">
            <text:p>!!</text:p>
          </table:table-cell>
          <table:table-cell/>
          <table:table-cell table:style-name="ce72" office:value-type="string">
            <text:p>(needed by rpl_volume.cxx)</text:p>
          </table:table-cell>
          <table:table-cell table:style-name="ce72" table:number-columns-repeated="2"/>
          <table:table-cell table:number-columns-repeated="2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y_trace_uniform.h</text:p>
          </table:table-cell>
          <table:table-cell/>
          <table:table-cell table:style-name="ce66" office:value-type="string">
            <text:p>!!</text:p>
          </table:table-cell>
          <table:table-cell/>
          <table:table-cell table:style-name="ce72" table:number-columns-repeated="3"/>
          <table:table-cell table:number-columns-repeated="2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kernels_old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kernels_wrap.cpp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kernel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old.cpp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old.cu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old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wrap.cpp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.cpp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.cu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landmark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landmark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acro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ain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i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i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se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se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ld.c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ld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lbfgsb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lbfgsb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liblbfg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liblbfg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nlopt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nlopt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steepest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steepest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_analytic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_analytic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_numeric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_numeric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_state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.cxx</text:p>
          </table:table-cell>
          <table:table-cell table:number-columns-repeated="3"/>
          <table:table-cell office:value-type="string">
            <text:p>moved bspline_interp_pix() and interpolate_vf</text:p>
          </table:table-cell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.h</text:p>
          </table:table-cell>
          <table:table-cell table:number-columns-repeated="3"/>
          <table:table-cell office:value-type="string">
            <text:p>to bspline_xform.cxx</text:p>
          </table:table-cell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check_grad_opt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check_grad_opt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check_grad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cpu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cuda_kernel.cu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cuda.cu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cuda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layer_cpu.c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main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misc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misc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opencl_p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opencl.cl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opencl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opt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opt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state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state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gpuit_bspline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gpuit_bspline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gpuit_demon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gpuit_demon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demon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demon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optim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optim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registration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registration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tp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tp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main__.c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optimize.c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plm_parm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plm_parm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plm_stage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plm_stage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cluster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cluster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gauss_old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gaus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gaus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wendland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wendland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egistration_data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egistration_data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compute.cu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convolution.cu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convolution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finalize.cu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funcHistogram.cu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funcImageDomain.cu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global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initialize.cu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main.cu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image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image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register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register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stage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stage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structs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structs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xform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xform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es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i_glue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i_glue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add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add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crop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crop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mask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mask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register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register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resample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resample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synth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synth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_pcmd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_pcmd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_util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_util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preview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preview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util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util.h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ransac_est.cxx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ransac_est.h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ask.cxx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ask.h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humbnailer.cxx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humbnailer.h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rainer.cxx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rainer.h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.cxx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.h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dlib_train.cxx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dlib_trainer.cxx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dlib_trainer.h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segment_body.cxx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segment_body.h</text:p>
          </table:table-cell>
          <table:table-cell table:number-columns-repeated="8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bstring_util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bstring_util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compiler_warnings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2" office:value-type="string">
            <text:p>sys</text:p>
          </table:table-cell>
          <table:table-cell table:style-name="ce55" office:value-type="string">
            <text:p>delayload_opencl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2" office:value-type="string">
            <text:p>sys</text:p>
          </table:table-cell>
          <table:table-cell table:style-name="ce55" office:value-type="string">
            <text:p>delayload.c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2" office:value-type="string">
            <text:p>sys</text:p>
          </table:table-cell>
          <table:table-cell table:style-name="ce55" office:value-type="string">
            <text:p>delayload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dir_list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dir_list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file_util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file_util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logfile.c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logfil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math_util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config.h.in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endian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endian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file_format.cxx</text:p>
          </table:table-cell>
          <table:table-cell/>
          <table:table-cell table:style-name="ce67"/>
          <table:table-cell/>
          <table:table-cell office:value-type="string">
            <text:p>Moved to image due</text:p>
          </table:table-cell>
          <table:table-cell table:number-columns-repeated="4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file_format.h</text:p>
          </table:table-cell>
          <table:table-cell/>
          <table:table-cell table:style-name="ce67"/>
          <table:table-cell/>
          <table:table-cell office:value-type="string">
            <text:p>to xio_plan/xio_patient</text:p>
          </table:table-cell>
          <table:table-cell table:number-columns-repeated="4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fortran.h.in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fwrit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fwrit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int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path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timer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timer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version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rint_and_exit.c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rint_and_exit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2" office:value-type="string">
            <text:p>sys</text:p>
          </table:table-cell>
          <table:table-cell table:style-name="ce55" office:value-type="string">
            <text:p>pstring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string_util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string_util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cuda_test_wrap.cpp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cuda_test.cu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CUDA_tex_test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dcmtk_test.cxx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dlib_test.cxx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7" office:value-type="string">
            <text:p>fann_test.c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gabor_test.cxx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gdcm1_test.cxx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mex_test.c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nlopt_test.c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opencl_test.cl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opencl_test.cxx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opencl_test.h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openmp_test.cxx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qt_test.cxx</text:p>
          </table:table-cell>
          <table:table-cell table:number-columns-repeated="8"/>
        </table:table-row>
        <table:table-row table:style-name="ro1">
          <table:table-cell table:style-name="ce24" office:value-type="string">
            <text:p>test</text:p>
          </table:table-cell>
          <table:table-cell table:style-name="ce57" office:value-type="string">
            <text:p>ransac_test.cxx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sizeof.f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test_eps.cxx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test_limits.cxx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test_overflow.cxx</text:p>
          </table:table-cell>
          <table:table-cell table:number-columns-repeated="8"/>
        </table:table-row>
        <table:table-row table:style-name="ro1">
          <table:table-cell table:style-name="ce25" office:value-type="string">
            <text:p>util</text:p>
          </table:table-cell>
          <table:table-cell table:style-name="ce58" office:value-type="string">
            <text:p>bspline_warp.cxx</text:p>
          </table:table-cell>
          <table:table-cell table:number-columns-repeated="8"/>
        </table:table-row>
        <table:table-row table:style-name="ro1">
          <table:table-cell table:style-name="ce25" office:value-type="string">
            <text:p>util</text:p>
          </table:table-cell>
          <table:table-cell table:style-name="ce58" office:value-type="string">
            <text:p>bspline_warp.h</text:p>
          </table:table-cell>
          <table:table-cell table:number-columns-repeated="8"/>
        </table:table-row>
        <table:table-row table:style-name="ro1">
          <table:table-cell table:style-name="ce26" office:value-type="string">
            <text:p>util</text:p>
          </table:table-cell>
          <table:table-cell table:style-name="ce59" office:value-type="string">
            <text:p>closest_point.cxx</text:p>
          </table:table-cell>
          <table:table-cell table:number-columns-repeated="8"/>
        </table:table-row>
        <table:table-row table:style-name="ro1">
          <table:table-cell table:style-name="ce27" office:value-type="string">
            <text:p>util</text:p>
          </table:table-cell>
          <table:table-cell table:style-name="ce60" office:value-type="string">
            <text:p>compute_distance.cxx</text:p>
          </table:table-cell>
          <table:table-cell table:number-columns-repeated="8"/>
        </table:table-row>
        <table:table-row table:style-name="ro1">
          <table:table-cell table:style-name="ce27" office:value-type="string">
            <text:p>util</text:p>
          </table:table-cell>
          <table:table-cell table:style-name="ce60" office:value-type="string">
            <text:p>compute_distance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ice_statistics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ice_statistics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ice_stats_main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istance_map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vh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vh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extract_contour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gamma_analysis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gamma_analysis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hausdorff_statistics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hausdorff_statistics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nterpolate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nterpolate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crop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crop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59" office:value-type="string">
            <text:p>itk_gabor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59" office:value-type="string">
            <text:p>itk_gabor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image_stats.cxx</text:p>
          </table:table-cell>
          <table:table-cell/>
          <table:table-cell table:style-name="ce66" office:value-type="string">
            <text:p>!!</text:p>
          </table:table-cell>
          <table:table-cell>
            <draw:custom-shape table:end-cell-address="'Plastimatch 2.0 Organization Draft'.E578" table:end-x="0.0945in" table:end-y="0.1051in" draw:z-index="12" draw:style-name="gr1" draw:text-style-name="P1" svg:width="0.0539in" svg:height="0.2445in" svg:x="0.0406in" svg:y="0.0394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office:value-type="string">
            <text:p>currently in</text:p>
          </table:table-cell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image_stats.h</text:p>
          </table:table-cell>
          <table:table-cell/>
          <table:table-cell table:style-name="ce66" office:value-type="string">
            <text:p>!!</text:p>
          </table:table-cell>
          <table:table-cell/>
          <table:table-cell office:value-type="string">
            <text:p>image</text:p>
          </table:table-cell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mask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mask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itk_warp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itk_warp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landmark_diff_main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landmark_diff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landmark_diff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plm_warp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plm_warp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rasterize_slice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rasterize_slice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rasterizer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rasterizer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implify_points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implify_points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lice_extract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lice_extract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s_img_extract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s_img_extract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s_img_stats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s_img_stats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ynthetic_mha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ynthetic_mha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ynthetic_vf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ynthetic_vf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threshbox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threshbox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union_mask.cxx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mex_drr.c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ead_obj.cxx</text:p>
          </table:table-cell>
          <table:table-cell table:number-columns-repeated="8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_dcmtk.cxx</text:p>
          </table:table-cell>
          <table:table-cell table:number-columns-repeated="8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_gdcm.cxx</text:p>
          </table:table-cell>
          <table:table-cell table:number-columns-repeated="8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_warp.cxx</text:p>
          </table:table-cell>
          <table:table-cell table:number-columns-repeated="8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_warp.h</text:p>
          </table:table-cell>
          <table:table-cell table:number-columns-repeated="8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.cxx</text:p>
          </table:table-cell>
          <table:table-cell table:number-columns-repeated="8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.h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_polyline_set.cxx</text:p>
          </table:table-cell>
          <table:table-cell/>
          <table:table-cell table:style-name="ce68"/>
          <table:table-cell>
            <draw:custom-shape table:end-cell-address="'Plastimatch 2.0 Organization Draft'.E618" table:end-x="0.0945in" table:end-y="0.1512in" draw:z-index="11" draw:style-name="gr1" draw:text-style-name="P1" svg:width="0.0539in" svg:height="0.674in" svg:x="0.0406in" svg:y="0.0126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5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_polyline_set.h</text:p>
          </table:table-cell>
          <table:table-cell/>
          <table:table-cell table:style-name="ce68"/>
          <table:table-cell/>
          <table:table-cell office:value-type="string">
            <text:p>happily part</text:p>
          </table:table-cell>
          <table:table-cell table:number-columns-repeated="4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_structure.cxx</text:p>
          </table:table-cell>
          <table:table-cell/>
          <table:table-cell table:style-name="ce68"/>
          <table:table-cell/>
          <table:table-cell office:value-type="string">
            <text:p>of image module</text:p>
          </table:table-cell>
          <table:table-cell table:number-columns-repeated="4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_structure.h</text:p>
          </table:table-cell>
          <table:table-cell/>
          <table:table-cell table:style-name="ce68"/>
          <table:table-cell table:number-columns-repeated="6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.cxx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.h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ss_list_io.cxx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ss_list_io.h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wildwest</text:p>
          </table:table-cell>
          <table:table-cell table:style-name="ce63" office:value-type="string">
            <text:p>warp_parms.h</text:p>
          </table:table-cell>
          <table:table-cell table:number-columns-repeated="8"/>
        </table:table-row>
        <table:table-row table:style-name="ro1">
          <table:table-cell table:style-name="ce31" office:value-type="string">
            <text:p>wildwest</text:p>
          </table:table-cell>
          <table:table-cell table:style-name="ce64" office:value-type="string">
            <text:p>xf_to_empirefmt.cxx</text:p>
          </table:table-cell>
          <table:table-cell table:number-columns-repeated="8"/>
        </table:table-row>
      </table:table>
      <table:database-ranges>
        <table:database-range table:target-range-address="'Plastimatch 2.0 Organization Draft'.A1:'Plastimatch 2.0 Organization Draft'.B6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25in" fo:margin-bottom="0.25in" fo:margin-left="0.25in" fo:margin-right="0.2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04/23/2012</text:date>, <text:time>20:4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3T20:48:53</dc:date>
    <dc:creator>James Shackleford</dc:creator>
    <meta:generator>OpenOffice.org/3.2$Unix OpenOffice.org_project/320m12$Build-9483</meta:generator>
    <meta:editing-duration>PT07H08M22S</meta:editing-duration>
    <meta:editing-cycles>31</meta:editing-cycles>
    <meta:document-statistic meta:table-count="1" meta:cell-count="1281" meta:object-count="13"/>
  </office:meta>
</office:document-meta>
</file>